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_20_Urban">
      <style:paragraph-properties fo:text-align="center" style:justify-single-word="false"/>
    </style:style>
    <style:style style:name="P2" style:family="paragraph" style:parent-style-name="Title_20_2_20_Urban">
      <style:text-properties style:text-underline-style="solid" style:text-underline-width="auto" style:text-underline-color="font-color"/>
    </style:style>
    <style:style style:name="P3" style:family="paragraph" style:parent-style-name="Body_20_Urban">
      <style:text-properties style:text-underline-style="none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_20_Body_20_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5"><text:span text:style-name="T6">do text</text:span></text:p><text:p text:style-name="P5"><text:span text:style-name="T6">from document(at=header, format='odt')</text:span></text:p></office:annotation>Import depuis header.odt</text:p></draw:text-box></draw:frame></text:p>
      <text:p text:style-name="Urban_20_Body_20_"/>
      <text:p text:style-name="Urban_20_Body_20_"/>
      <text:p text:style-name="Urban_20_Body_20_"/>
      <text:p text:style-name="Urban_20_Body_20_"><draw:frame draw:style-name="fr1" draw:name="Cadre1" text:anchor-type="paragraph" svg:x="7.796cm" svg:y="0.051cm" svg:width="9.04cm" svg:height="3.097cm" draw:z-index="1"><draw:text-box><text:p text:style-name="Urban_20_Body_20_"><text:span text:style-name="T1"><office:annotation><dc:creator>sde </dc:creator><dc:date>2011-07-27T10:01:44</dc:date><text:p text:style-name="P4"><text:span text:style-name="T4">do text if not len(self.getApplicants()) &gt; 1</text:span></text:p><text:p text:style-name="P4"><text:span text:style-name="T5">from xhtml(applicantobj.getSignaletic(withaddress=True,linebyline=True))</text:span></text:p></office:annotation></text:span><text:span text:style-name="T1">Titre Nom Prénom<text:line-break/>Adresse ligne1<text:line-break/>Adresse ligne2</text:span></text:p><text:p/><text:p text:style-name="Urban_20_Body_20_"><text:span text:style-name="T1"><office:annotation><dc:creator>sde </dc:creator><dc:date>2011-07-27T10:01:59</dc:date><text:p text:style-name="P4"><text:span text:style-name="T4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outline-level="2">RECOMMANDE</text:h></draw:text-box></draw:frame></text:p>
      <text:p text:style-name="Urban_20_Body_20_"/>
      <text:p text:style-name="Urban_20_Body_20_"/>
      <text:p text:style-name="Urban_20_Body_20_"/>
      <text:p text:style-name="Urban_20_Body_20_"/>
      <text:p text:style-name="Urban_20_Body_20_"/>
      <text:h text:outline-level="1">Titre</text:h>
      <text:h text:style-name="Urban_20_Title_20_2" text:outline-level="2"><text:span text:style-name="T3"><office:annotation><dc:creator>sde </dc:creator><dc:date>2011-07-27T10:02:17</dc:date><text:p text:style-name="P4"><text:span text:style-name="T4">do title</text:span></text:p><text:p text:style-name="P4"><text:span text:style-name="T5">from document(at=reference, format='odt')</text:span></text:p></office:annotation></text:span>Import depuis reference.odt</text:h>
      <text:p text:style-name="Urban_20_Body_20_"/>
      <text:p text:style-name="Urban_20_Body_20_">Corps de texte</text:p>
      <text:p text:style-name="Urban_20_Body_20_"/>
      <text:p text:style-name="Urban_20_Body_20_"><text:span text:style-name="T2"><office:annotation><dc:creator>sde </dc:creator><dc:date>2011-07-27T10:02:32</dc:date><text:p text:style-name="P4"><text:span text:style-name="T4">do text</text:span></text:p><text:p text:style-name="P4"><text:span text:style-name="T5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_20_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7-29T10:05:53</dc:date>
    <dc:creator>sde </dc:creator>
    <meta:editing-duration>PT4H50M10S</meta:editing-duration>
    <meta:editing-cycles>22</meta:editing-cycles>
    <meta:generator>LibreOffice/3.3$Unix LibreOffice_project/330m19$Build-202</meta:generator>
    <meta:document-statistic meta:table-count="0" meta:image-count="0" meta:object-count="0" meta:page-count="1" meta:paragraph-count="9" meta:word-count="29" meta:character-count="248"/>
  </office:meta>
</office:document-meta>
</file>